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PageStyle_5f_28_5f_03_5f_201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6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Обычный_5f_метрол_20_ннк_20_1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Обычный_5f_метрол_20_ннк_20_13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Обычный_5f_метрол_20_ннк_20_13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Обычный_5f_метрол_20_ннк_20_13" style:data-style-name="N0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Обычный_5f_метрол_20_ннк_20_13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Обычный_5f_метрол_20_ннк_20_13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Обычный_5f_метрол_20_ннк_20_13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3" style:family="table-cell" style:parent-style-name="Обычный_5f_метрол_20_ннк_20_13" style:data-style-name="N13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Обычный_5f_метрол_20_ннк_20_13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Метрология ГК" table:style-name="ta1" table:print="false">
        <office:forms form:automatic-focus="false" form:apply-design-mode="false"/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4-03-28">
            <text:p>28.03.2014</text:p>
          </table:table-cell>
          <table:table-cell table:style-name="ce17" office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34" office:value-type="string" table:number-columns-spanned="2" table:number-rows-spanned="1">
            <text:p>Утверждаю</text:p>
          </table:table-cell>
          <table:covered-table-cell table:style-name="ce3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36" office:value-type="string" table:number-columns-spanned="2" table:number-rows-spanned="1">
            <text:p>Главный инженер</text:p>
          </table:table-cell>
          <table:covered-table-cell table:style-name="ce36"/>
          <table:table-cell table:number-columns-repeated="245"/>
        </table:table-row>
        <table:table-row table:style-name="ro3">
          <table:table-cell table:style-name="ce3"/>
          <table:table-cell table:style-name="ce13" office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13"/>
          <table:table-cell table:style-name="ce3" table:number-columns-repeated="2"/>
          <table:table-cell table:style-name="ce34" office:value-type="string" table:number-columns-spanned="3" table:number-rows-spanned="1">
            <text:p>_____________Шабиев Р.Х.</text:p>
          </table:table-cell>
          <table:covered-table-cell table:number-columns-repeated="2" table:style-name="ce3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34" office:value-type="string" table:number-columns-spanned="3" table:number-rows-spanned="1">
            <text:p>«____»_____________2014г.</text:p>
          </table:table-cell>
          <table:covered-table-cell table:number-columns-repeated="2" table:style-name="ce34"/>
          <table:table-cell table:number-columns-repeated="245"/>
        </table:table-row>
        <table:table-row table:style-name="ro3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4" office:value-type="string">
            <text:p>R,м</text:p>
          </table:table-cell>
          <table:table-cell table:style-name="ce14" office:value-type="string">
            <text:p>фон</text:p>
          </table:table-cell>
          <table:table-cell table:style-name="ce18"/>
          <table:table-cell table:style-name="ce23" office:value-type="float" office:value="3.095">
            <text:p>3,095</text:p>
          </table:table-cell>
          <table:table-cell table:style-name="ce23" office:value-type="float" office:value="2.188">
            <text:p>2,188</text:p>
          </table:table-cell>
          <table:table-cell table:style-name="ce23" office:value-type="float" office:value="1.787">
            <text:p>1,787</text:p>
          </table:table-cell>
          <table:table-cell table:style-name="ce23" office:value-type="float" office:value="1.547">
            <text:p>1,547</text:p>
          </table:table-cell>
          <table:table-cell table:style-name="ce23" office:value-type="float" office:value="1.384">
            <text:p>1,384</text:p>
          </table:table-cell>
          <table:table-cell table:style-name="ce35" office:value-type="float" office:value="0.979">
            <text:p>0,979</text:p>
          </table:table-cell>
          <table:table-cell table:style-name="ce37" office:value-type="float" office:value="0.799">
            <text:p>0,799</text:p>
          </table:table-cell>
          <table:table-cell table:style-name="ce37" office:value-type="float" office:value="0.692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P(мкр/ч)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200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имп/кадр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16">
            <text:p>116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318">
            <text:p>318</text:p>
          </table:table-cell>
          <table:table-cell table:style-name="ce24" office:value-type="float" office:value="453">
            <text:p>453</text:p>
          </table:table-cell>
          <table:table-cell table:style-name="ce24" office:value-type="float" office:value="591">
            <text:p>591</text:p>
          </table:table-cell>
          <table:table-cell table:style-name="ce24" office:value-type="float" office:value="729">
            <text:p>729</text:p>
          </table:table-cell>
          <table:table-cell table:style-name="ce7" office:value-type="float" office:value="1400">
            <text:p>1400</text:p>
          </table:table-cell>
          <table:table-cell table:style-name="ce7" office:value-type="float" office:value="2070">
            <text:p>2070</text:p>
          </table:table-cell>
          <table:table-cell table:style-name="ce7" office:value-type="float" office:value="2736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P(мкр/ч) расчитанное</text:p>
          </table:table-cell>
          <table:table-cell table:style-name="ce15" table:formula="of:=[.B12]*[.B30]" office:value-type="float" office:value="3.51005484460695">
            <text:p>3,51</text:p>
          </table:table-cell>
          <table:table-cell table:style-name="ce15" table:formula="of:=[.C12]*[.B30]-[.B13]" office:value-type="float" office:value="4.97257769652651">
            <text:p>4,97</text:p>
          </table:table-cell>
          <table:table-cell table:style-name="ce25" table:formula="of:=[.D12]*[.B30]-[.B13]" office:value-type="float" office:value="9.79890310786106">
            <text:p>9,80</text:p>
          </table:table-cell>
          <table:table-cell table:style-name="ce25" table:formula="of:=[.E12]*[.B30]-[.B13]" office:value-type="float" office:value="19.7440585009141">
            <text:p>19,74</text:p>
          </table:table-cell>
          <table:table-cell table:style-name="ce25" table:formula="of:=[.F12]*[.B30]-[.B13]" office:value-type="float" office:value="29.6160877513711">
            <text:p>29,62</text:p>
          </table:table-cell>
          <table:table-cell table:style-name="ce25" table:formula="of:=[.G12]*[.B30]-[.B13]" office:value-type="float" office:value="39.7074954296161">
            <text:p>39,71</text:p>
          </table:table-cell>
          <table:table-cell table:style-name="ce25" table:formula="of:=[.H12]*[.B30]-[.B13]" office:value-type="float" office:value="49.7989031078611">
            <text:p>49,80</text:p>
          </table:table-cell>
          <table:table-cell table:style-name="ce25" table:formula="of:=[.I12]*[.B30]-[.B13]" office:value-type="float" office:value="98.8665447897624">
            <text:p>98,87</text:p>
          </table:table-cell>
          <table:table-cell table:style-name="ce25" table:formula="of:=[.J12]*[.B30]-[.B13]" office:value-type="float" office:value="147.861060329068">
            <text:p>147,86</text:p>
          </table:table-cell>
          <table:table-cell table:style-name="ce25" table:formula="of:=[.K12]*[.B30]-[.B13]" office:value-type="float" office:value="196.563071297989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>
            <text:p>-0,55</text:p>
          </table:table-cell>
          <table:table-cell table:style-name="ce19" table:formula="of:=([.D13]-[.D11])*100/[.D11]" office:value-type="float" office:value="-2.01096892138938">
            <text:p>-2,01</text:p>
          </table:table-cell>
          <table:table-cell table:style-name="ce28" table:formula="of:=([.E13]-[.E11])*100/[.E11]" office:value-type="float" office:value="-1.27970749542962">
            <text:p>-1,28</text:p>
          </table:table-cell>
          <table:table-cell table:style-name="ce28" table:formula="of:=([.F13]-[.F11])*100/[.F11]" office:value-type="float" office:value="-1.27970749542963">
            <text:p>-1,28</text:p>
          </table:table-cell>
          <table:table-cell table:style-name="ce28" table:formula="of:=([.G13]-[.G11])*100/[.G11]" office:value-type="float" office:value="-0.731261425959779">
            <text:p>-0,73</text:p>
          </table:table-cell>
          <table:table-cell table:style-name="ce28" table:formula="of:=([.H13]-[.H11])*100/[.H11]" office:value-type="float" office:value="-0.402193784277884">
            <text:p>-0,40</text:p>
          </table:table-cell>
          <table:table-cell table:style-name="ce28" table:formula="of:=([.I13]-[.I11])*100/[.I11]" office:value-type="float" office:value="-1.13345521023766">
            <text:p>-1,13</text:p>
          </table:table-cell>
          <table:table-cell table:style-name="ce28" table:formula="of:=([.J13]-[.J11])*100/[.J11]" office:value-type="float" office:value="-1.42595978062157">
            <text:p>-1,43</text:p>
          </table:table-cell>
          <table:table-cell table:style-name="ce28" table:formula="of:=([.K13]-[.K11])*100/[.K11]" office:value-type="float" office:value="-1.71846435100548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ГК'.K29" table:end-x="1.563cm" table:end-y="0.08cm" draw:z-index="0" draw:name="Диаграмма 1" draw:style-name="gr1" draw:text-style-name="P1" svg:width="15.687cm" svg:height="6.27cm" svg:x="0.558cm" svg:y="0.133cm">
              <draw:object draw:notify-on-update-of-ranges="'Метрология ГК'.B11:'Метрология ГК'.K11 'Метрология ГК'.B12:'Метрология ГК'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>
            <text:p>α=</text:p>
          </table:table-cell>
          <table:table-cell table:style-name="ce16" table:formula="of:=40/([.H12]-[.D12])" office:value-type="float" office:value="0.0731261425959781">
            <text:p>0,0731261426</text:p>
          </table:table-cell>
          <table:table-cell table:style-name="ce20" office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9" office:value-type="string" table:number-columns-spanned="2" table:number-rows-spanned="1">
            <text:p>Заключение:</text:p>
          </table:table-cell>
          <table:covered-table-cell table:style-name="ce9"/>
          <table:table-cell table:style-name="Default" table:number-columns-repeated="4"/>
          <table:table-cell table:style-name="ce31" office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3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>
            <text:p>Калибровал:</text:p>
          </table:table-cell>
          <table:table-cell table:style-name="Default" table:number-columns-repeated="7"/>
          <table:table-cell table:style-name="ce31" office:value-type="string" table:number-columns-spanned="3" table:number-rows-spanned="1">
            <text:p>Ракоедов А.П.</text:p>
          </table:table-cell>
          <table:covered-table-cell table:number-columns-repeated="2" table:style-name="ce3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9" office:value-type="string" table:number-columns-spanned="3" table:number-rows-spanned="1">
            <text:p>Инженер-метролог</text:p>
          </table:table-cell>
          <table:covered-table-cell table:number-columns-repeated="2" table:style-name="ce9"/>
          <table:table-cell table:style-name="ce10" table:number-columns-repeated="2"/>
          <table:table-cell table:style-name="Default" table:number-columns-repeated="3"/>
          <table:table-cell table:style-name="ce33" office:value-type="string" table:number-columns-spanned="3" table:number-rows-spanned="1">
            <text:p>Маганаветдинов Д.Р.</text:p>
          </table:table-cell>
          <table:covered-table-cell table:number-columns-repeated="2" table:style-name="ce33"/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р.</number:text>
    </number:number-style>
    <number:number-style style:name="N109">
      <number:text>-</number:text>
      <number:number number:decimal-places="0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р.</number:text>
    </number:number-style>
    <number:number-style style:name="N112">
      <number:text>-</number:text>
      <number:number number:decimal-places="2" number:min-integer-digits="1" number:grouping="true"/>
      <number:text> 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р. </number:text>
    </number:number-style>
    <number:number-style style:name="N133P1" style:volatile="true">
      <number:text>-</number:text>
      <number:number number:decimal-places="2" number:min-integer-digits="1" number:grouping="true"/>
      <number:text> р. </number:text>
    </number:number-style>
    <number:number-style style:name="N133P2" style:volatile="true">
      <number:text> -</number:text>
      <number:number number:decimal-places="0" number:min-integer-digits="0"/>
      <number:text> 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6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74cm" fo:margin-bottom="2.674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16:16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28_5f_03_5f_2014" style:display-name="PageStyle_28_03_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</meta:initial-creator>
    <meta:creation-date>2014-04-03T08:42:27</meta:creation-date>
    <dc:creator>Олег Андрианов</dc:creator>
    <dc:date>2014-12-03T16:16:06.27</dc:date>
    <meta:generator>OpenOffice/4.1.0$Win32 OpenOffice.org_project/410m18$Build-9764</meta:generator>
    <meta:editing-duration>PT28M12S</meta:editing-duration>
    <meta:editing-cycles>9</meta:editing-cycles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regression-type="linear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688cm" svg:height="6.271cm" xlink:href=".." xlink:type="simple" chart:class="chart:scatter" chart:style-name="ch1">
        <chart:legend svg:x="11.63cm" svg:y="2.079cm" style:legend-expansion="custom" chartooo:width="3.563cm" chartooo:height="1.058cm" style:legend-expansion-aspect-ratio="3.36767485822306" chart:style-name="ch2"/>
        <chart:plot-area chart:style-name="ch3" table:cell-range-address="'Метрология ГК'.B11:'Метрология ГК'.K12" svg:x="1.154cm" svg:y="0.504cm" svg:width="10.422cm" svg:height="4.929cm">
          <chartooo:coordinate-region svg:x="2.146cm" svg:y="0.703cm" svg:width="9.15cm" svg:height="4.083cm"/>
          <chart:axis chart:dimension="x" chart:name="primary-x" chart:style-name="ch4">
            <chart:title svg:x="6.206cm" svg:y="5.467cm" chart:style-name="ch5">
              <text:p>мкр/ч</text:p>
            </chart:title>
          </chart:axis>
          <chart:axis chart:dimension="y" chart:name="primary-y" chart:style-name="ch4">
            <chart:title svg:x="0.252cm" svg:y="1.922cm" chart:style-name="ch6">
              <text:p>имп/кадр</text:p>
            </chart:title>
            <chart:grid chart:class="major"/>
          </chart:axis>
          <chart:series chart:style-name="ch7" chart:values-cell-range-address="'Метрология ГК'.B12:'Метрология ГК'.K12" chart:class="chart:scatter">
            <chart:domain table:cell-range-address="'Метрология ГК'.B11:'Метрология ГК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ГК'.B11:'Метрология ГК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ГК'.B12:'Метрология ГК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